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Arimo" svg:font-family="Arim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02c7" officeooo:paragraph-rsid="000d02c7"/>
    </style:style>
    <style:style style:name="P2" style:family="paragraph" style:parent-style-name="Standard">
      <style:text-properties officeooo:rsid="000dd05e" officeooo:paragraph-rsid="00108a9f"/>
    </style:style>
    <style:style style:name="P3" style:family="paragraph" style:parent-style-name="Standard">
      <style:text-properties officeooo:rsid="00108bc5" officeooo:paragraph-rsid="00108bc5"/>
    </style:style>
    <style:style style:name="P4" style:family="paragraph" style:parent-style-name="Standard">
      <style:text-properties fo:font-weight="bold" officeooo:rsid="0010eaa3" officeooo:paragraph-rsid="0010eaa3" style:font-weight-asian="bold" style:font-weight-complex="bold"/>
    </style:style>
    <style:style style:name="P5" style:family="paragraph" style:parent-style-name="Standard">
      <style:text-properties fo:font-weight="bold" officeooo:rsid="0011122f" officeooo:paragraph-rsid="0011122f" style:font-weight-asian="bold" style:font-weight-complex="bold"/>
    </style:style>
    <style:style style:name="P6" style:family="paragraph" style:parent-style-name="Standard">
      <style:text-properties fo:font-weight="bold" officeooo:rsid="00127a92" officeooo:paragraph-rsid="00127a92" style:font-weight-asian="bold" style:font-weight-complex="bold"/>
    </style:style>
    <style:style style:name="P7" style:family="paragraph" style:parent-style-name="Standard">
      <style:text-properties fo:font-weight="normal" officeooo:rsid="0010eaa3" officeooo:paragraph-rsid="0010eaa3" style:font-weight-asian="normal" style:font-weight-complex="normal"/>
    </style:style>
    <style:style style:name="P8" style:family="paragraph" style:parent-style-name="Standard">
      <style:text-properties fo:font-weight="normal" officeooo:rsid="00127a92" officeooo:paragraph-rsid="00127a92" style:font-weight-asian="normal" style:font-weight-complex="normal"/>
    </style:style>
    <style:style style:name="P9" style:family="paragraph" style:parent-style-name="Standard">
      <style:text-properties fo:font-weight="normal" officeooo:rsid="00152f0e" officeooo:paragraph-rsid="00152f0e" style:font-weight-asian="normal" style:font-weight-complex="normal"/>
    </style:style>
    <style:style style:name="P10" style:family="paragraph" style:parent-style-name="Standard">
      <style:text-properties fo:font-weight="normal" officeooo:rsid="001ffbf4" officeooo:paragraph-rsid="001ffbf4" style:font-weight-asian="normal" style:font-weight-complex="normal"/>
    </style:style>
    <style:style style:name="P11" style:family="paragraph" style:parent-style-name="Standard">
      <style:text-properties fo:font-weight="normal" officeooo:rsid="0026f0b9" officeooo:paragraph-rsid="0026f0b9" style:font-weight-asian="normal" style:font-weight-complex="normal"/>
    </style:style>
    <style:style style:name="P12" style:family="paragraph" style:parent-style-name="Standard">
      <style:text-properties fo:font-weight="normal" officeooo:rsid="001ffbf4" officeooo:paragraph-rsid="00289a93" style:font-weight-asian="normal" style:font-weight-complex="normal"/>
    </style:style>
    <style:style style:name="P13" style:family="paragraph" style:parent-style-name="Standard">
      <style:text-properties fo:font-weight="bold" officeooo:rsid="00289a93" officeooo:paragraph-rsid="00289a93" style:font-weight-asian="bold" style:font-weight-complex="bold"/>
    </style:style>
    <style:style style:name="P14" style:family="paragraph" style:parent-style-name="Standard">
      <style:text-properties style:font-name="sans-serif" fo:font-size="10.5pt" fo:font-weight="normal" officeooo:paragraph-rsid="0029600e" style:font-size-asian="10.5pt" style:font-weight-asian="normal" style:font-size-complex="10.5pt" style:font-weight-complex="normal"/>
    </style:style>
    <style:style style:name="P15" style:family="paragraph" style:parent-style-name="Standard">
      <style:text-properties style:font-name="Arimo" fo:font-size="10.5pt" fo:font-weight="bold" officeooo:rsid="0029600e" officeooo:paragraph-rsid="0029600e" style:font-size-asian="10.5pt" style:font-weight-asian="bold" style:font-size-complex="10.5pt" style:font-weight-complex="bold"/>
    </style:style>
    <style:style style:name="P16" style:family="paragraph" style:parent-style-name="Standard">
      <style:text-properties style:font-name="Arimo" fo:font-size="10.5pt" fo:font-weight="normal" officeooo:rsid="00289a93" officeooo:paragraph-rsid="00289a93" style:font-size-asian="10.5pt" style:font-weight-asian="normal" style:font-size-complex="10.5pt" style:font-weight-complex="normal"/>
    </style:style>
    <style:style style:name="P17" style:family="paragraph" style:parent-style-name="Standard">
      <style:text-properties style:font-name="Arimo" fo:font-size="10.5pt" fo:font-weight="normal" officeooo:paragraph-rsid="00289a93" style:font-size-asian="10.5pt" style:font-weight-asian="normal" style:font-size-complex="10.5pt" style:font-weight-complex="normal"/>
    </style:style>
    <style:style style:name="P18" style:family="paragraph" style:parent-style-name="Standard">
      <style:text-properties fo:font-size="11pt" style:font-size-asian="11pt" style:font-size-complex="11pt"/>
    </style:style>
    <style:style style:name="P19" style:family="paragraph" style:parent-style-name="Standard">
      <style:text-properties fo:font-size="11pt" officeooo:paragraph-rsid="0029600e" style:font-size-asian="11pt" style:font-size-complex="11pt"/>
    </style:style>
    <style:style style:name="T1" style:family="text">
      <style:text-properties officeooo:rsid="000dd05e"/>
    </style:style>
    <style:style style:name="T2" style:family="text">
      <style:text-properties officeooo:rsid="000f32e5"/>
    </style:style>
    <style:style style:name="T3" style:family="text">
      <style:text-properties officeooo:rsid="0010eaa3"/>
    </style:style>
    <style:style style:name="T4" style:family="text">
      <style:text-properties officeooo:rsid="0011122f"/>
    </style:style>
    <style:style style:name="T5" style:family="text">
      <style:text-properties officeooo:rsid="00157e0a"/>
    </style:style>
    <style:style style:name="T6" style:family="text">
      <style:text-properties officeooo:rsid="0016662e"/>
    </style:style>
    <style:style style:name="T7" style:family="text">
      <style:text-properties officeooo:rsid="00289a93"/>
    </style:style>
    <style:style style:name="T8" style:family="text">
      <style:text-properties officeooo:rsid="0029600e"/>
    </style:style>
    <style:style style:name="T9" style:family="text">
      <style:text-properties style:font-name="sans-serif"/>
    </style:style>
    <style:style style:name="T10" style:family="text">
      <style:text-properties style:font-name="sans-serif" fo:font-size="15pt"/>
    </style:style>
    <style:style style:name="T11" style:family="text">
      <style:text-properties style:font-name="sans-serif" fo:font-size="15pt" officeooo:rsid="0029600e"/>
    </style:style>
    <style:style style:name="T12" style:family="text">
      <style:text-properties style:font-name="sans-serif" officeooo:rsid="002960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Realidad Problematica</text:p>
      <text:p text:style-name="P1">El control PID es el método de control más ampliamente usado en la industria debido a su facilidad de ajuste y puesta en servicio.</text:p>
      <text:p text:style-name="P1"/>
      <text:p text:style-name="P1">Por lo que la investigación respecto de esta estrategia de control se ha centrado principalmente en desarrollar metodologías para hallar los tres parámetros PID que convengan más a un proceso.</text:p>
      <text:p text:style-name="P1"/>
      <text:p text:style-name="P1">Y aunque las técnicas como las propuestas por Ziegler-Nichols se ha probado muchas veces con resultados muy pobres, todavía son un punto de referencia para sintonizar controladores PID.</text:p>
      <text:p text:style-name="P1"/>
      <text:p text:style-name="P1">Y así, muchas estrategias de sintonización pueden descartarse si se comparan con un PID bien ajustado.</text:p>
      <text:p text:style-name="P1"/>
      <text:p text:style-name="P1"><text:span text:style-name="T1">Frente a esto, se han ido utilizando</text:span> algoritmos inspirados en la biología como los algoritmos genéticos o de colonia de hormigas, <text:span text:style-name="T1">que </text:span>han permitido obtener mejores resultados en comparación con los métodos tradicionales.</text:p>
      <text:p text:style-name="P1"/>
      <text:p text:style-name="P2">Sin embargo; tanto en métodos de sintonización tradicionales como modernos, se hace uso de la función de transferencia, <text:span text:style-name="T2">que está limitada a identificar </text:span>sistemas lineales o <text:span text:style-name="T2">con</text:span> <text:span text:style-name="T2">alguna </text:span>aproximación lineal alrededor de un punto. <text:span text:style-name="T2">Por otro lado, se ha logrado identificar sistemas dinámicos (no lineales y lineales de alto órden) con éxito a través de modelos lineales generalizados o máquinas de soporte vectorial.</text:span></text:p>
      <text:p text:style-name="P2"/>
      <text:p text:style-name="P3">Entonces, se presenta un escenario donde los procesos de sintonización modernos podrían incluir una estructura de modelo como las máquinas de soporte vectorial o modelos lineales generalizados, <text:span text:style-name="T3">que ofrezcan más prestaciones y capacidades para identificar una planta de control.</text:span></text:p>
      <text:p text:style-name="P3"/>
      <text:p text:style-name="P4">Problema</text:p>
      <text:p text:style-name="P7">Cómo utilizar una estructura de modelo mejor que la función de transferencia <text:span text:style-name="T4">durante la sintonización basada en</text:span> algoritmos genéticos de <text:span text:style-name="T4">un </text:span>controlador PID, <text:span text:style-name="T4">en este caso, una estructura de modelo que identifique un motor dc para sintonizar un controlador PID de velocidad?</text:span></text:p>
      <text:p text:style-name="P7"/>
      <text:p text:style-name="P6">Justificación</text:p>
      <text:p text:style-name="P9">Las capacidades computacionales actuales y el desarrollo de las comunidades de software libre permiten integrar técnicas que antes <text:span text:style-name="T5">implicaban</text:span> problemas de procesamiento o eran utilizados en otros contextos. <text:span text:style-name="T6">Así, se pueden explorar soluciones nuevas a problemas que los estudiantes o personas interesadas en el control, se enfrentan a menudo</text:span>. <text:span text:style-name="T6">Además, de impulsar la producción científica dentro de ese campo. Y desarrollando mejores estrategias de control, por ejemplo, hallando mejores parámetros PID, se optimizan los procesos de control y se ahorran recursos.</text:span></text:p>
      <text:p text:style-name="P8"/>
      <text:p text:style-name="P5">Antecedentes</text:p>
      <text:p text:style-name="P10">Se han utilizado modelos de caja negra, como alternativa de identificación no paramétrica, para aproximar sistemas basados en funciones de transferencia de alto órden y sistemas no lineales.</text:p>
      <text:p text:style-name="P10"/>
      <text:p text:style-name="P11">Se han <text:span text:style-name="T7">usado algoritmos genéticos para sintonizar controladores PID en las que se usó una red neuronal entrenada con datos experimentales de entrada y salida de la planta de control. Los resuoltados fueron alentadores.</text:span></text:p>
      <text:p text:style-name="P11"/>
      <text:p text:style-name="P12"><text:span text:style-name="T7">C</text:span>on resultados alentadores pero enfatizando la necesidad de seguir investigando.</text:p>
      <text:p text:style-name="P12"/>
      <text:p text:style-name="P13"><text:soft-page-break/>Hipótesis</text:p>
      <text:p text:style-name="P17"><text:span text:style-name="T7">Será posible la identificación no paramétrica de u</text:span>n motor dc por medio de un modelo de machine learning, para usarse como planta de control en la sintonización basada en algoritmos genéticos de un controlador PID digital de velocidad.</text:p>
      <text:p text:style-name="P17"/>
      <text:p text:style-name="P15">Objetivos</text:p>
      <text:p text:style-name="P15">- General</text:p>
      <text:p text:style-name="P14"><text:span text:style-name="T8">Identificar de </text:span>forma no paramétrica un motor dc por medio de un modelo de machine learning, para ser la planta de control en un proceso de sintonización, basada en algoritmos genéticos, de un controlador PID digital de velocidad.</text:p>
      <text:p text:style-name="P15"/>
      <text:p text:style-name="P15">- Específicos</text:p>
      <text:p text:style-name="P18"><text:span text:style-name="T9">Implementar el sistema de control de velocidad.</text:span></text:p>
      <text:p text:style-name="P18"><text:span text:style-name="T9"/></text:p>
      <text:p text:style-name="P18"><text:span text:style-name="T9">Elegir las señales de entrada típica para el sistema de control y muestreo de datos.</text:span></text:p>
      <text:p text:style-name="P18"><text:span text:style-name="T9"/></text:p>
      <text:p text:style-name="P18"><text:span text:style-name="T9">Realizar la identificación de sistema del motor dc para obtener dos modelos: una función de transferencia y un modelo de machine learning.</text:span></text:p>
      <text:p text:style-name="P18"><text:span text:style-name="T9"/></text:p>
      <text:p text:style-name="P18"><text:span text:style-name="T9">Decodificación de un cromosoma para obtener parámetros PID, definición del desempeño del controlador digital y simulación de su accionar usando el modelo de machine learning como planta de control.</text:span></text:p>
      <text:p text:style-name="P18"><text:span text:style-name="T9"/></text:p>
      <text:p text:style-name="P18"><text:span text:style-name="T9">Sintonizar, en base a algoritmos genéticos, un controlador PID digital haciendo uso de la simulación realizada.</text:span></text:p>
      <text:p text:style-name="P18"><text:span text:style-name="T9"/></text:p>
      <text:p text:style-name="P18"><text:span text:style-name="T9">Sintonizar un controlador PID digital en base al método de Ziegler</text:span><text:span text:style-name="T12">-</text:span><text:span text:style-name="T9">Nichols y otro usando el PID Tuner de MatLab.</text:span></text:p>
      <text:p text:style-name="P18"><text:span text:style-name="T9"/></text:p>
      <text:p text:style-name="P19"><text:span text:style-name="T9">Probar el desempeño de los controladores en el sistema de control de velocidad.</text:span></text:p>
      <text:p text:style-name="P16"/>
      <text:p text:style-name="P15">Marco Teórico</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Arimo" svg:font-family="Arim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6:19:52.392135265</meta:creation-date>
    <dc:date>2018-10-12T08:55:25.550111712</dc:date>
    <meta:editing-duration>PT1H55M57S</meta:editing-duration>
    <meta:editing-cycles>4</meta:editing-cycles>
    <meta:generator>LibreOffice/5.2.7.2$Linux_X86_64 LibreOffice_project/20m0$Build-2</meta:generator>
    <meta:document-statistic meta:table-count="0" meta:image-count="0" meta:object-count="0" meta:page-count="2" meta:paragraph-count="30" meta:word-count="638" meta:character-count="4175" meta:non-whitespace-character-count="3566"/>
  </office:meta>
</office:document-meta>
</file>